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2" style:family="table-cell" style:parent-style-name="Default" style:data-style-name="N11"/>
    <style:style style:name="ce20" style:family="table-cell" style:parent-style-name="Default" style:data-style-name="N61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21" style:family="table-cell" style:parent-style-name="Default" style:data-style-name="N61"/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6"/>
        <table:table-column table:style-name="co3" table:default-cell-style-name="ce26"/>
        <table:table-column table:style-name="co3" table:default-cell-style-name="Default"/>
        <table:table-column table:style-name="co2" table:number-columns-repeated="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17" calcext:value-type="float">
            <text:p>1,70E-01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7313" calcext:value-type="percentage">
            <text:p>7,31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746" calcext:value-type="percentage">
            <text:p>51,75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8" calcext:value-type="float">
            <text:p>0,248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17014988754" calcext:value-type="float">
            <text:p>1,70E-02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table:style-name="ce24"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table:style-name="ce24"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table:style-name="ce24"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table:style-name="ce24"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table:style-name="ce24"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table:style-name="ce24"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table:style-name="ce24"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table:style-name="ce24"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table:style-name="ce24"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table:style-name="ce24"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table:style-name="ce24"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table:style-name="ce24"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table:style-name="ce24"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table:style-name="ce24"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table:style-name="ce24"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table:style-name="ce24"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table:style-name="ce24"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table:style-name="ce24"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table:style-name="ce24"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table:style-name="ce24"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table:number-columns-repeated="2"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table:number-columns-repeated="2"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table:style-name="ce24"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table:style-name="ce24"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table:style-name="ce24"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table:style-name="ce24"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table:style-name="ce24"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table:style-name="ce24"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table:style-name="ce24"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1:58:49.50146572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2-02T11:59:19.159544584</dc:date>
    <meta:editing-duration>P21DT11H35M26S</meta:editing-duration>
    <meta:editing-cycles>4342</meta:editing-cycles>
    <meta:generator>LibreOffice/7.0.2.2$Linux_X86_64 LibreOffice_project/00$Build-2</meta:generator>
    <meta:document-statistic meta:table-count="3" meta:cell-count="2829" meta:object-count="0"/>
  </office:meta>
</office:document-meta>
</file>